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524,819,742,918.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643,628,665,302.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557,531,376,218.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594,749,285,413.2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526,319,673,731.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552,025,140,252.2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545,982,375,701.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530,163,281,574.7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423,627,422,092.5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332,976,484,577.6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361,558,037,110.4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287,530,508,430.6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232,557,260,817.3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198,737,095,012.3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164,657,930,452.8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127,586,973,492.2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97,724,004,251.9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268,696,750,000.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284,203,750,000.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283,523,000,000.0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298,948,250,000.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292,859,000,000.0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272,149,750,000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5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05T12:17:09.327228579</dc:date>
    <meta:editing-duration>PT23M24S</meta:editing-duration>
    <meta:editing-cycles>7</meta:editing-cycles>
    <meta:generator>LibreOffice/7.2.6.2$Linux_X86_64 LibreOffice_project/20$Build-2</meta:generator>
    <meta:document-statistic meta:table-count="1" meta:cell-count="48" meta:object-count="0"/>
  </office:meta>
</office:document-meta>
</file>